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4b1f4" officeooo:paragraph-rsid="0014b1f4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6773e" officeooo:paragraph-rsid="0016773e" style:font-name-asian="Noto Sans Mono CJK SC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84af1" officeooo:paragraph-rsid="00184af1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text-properties style:text-line-through-style="none" style:text-line-through-type="none" style:font-name="Liberation Mono" fo:font-size="10pt" officeooo:rsid="0016773e" officeooo:paragraph-rsid="0016773e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officeooo:paragraph-rsid="0018fb6e"/>
    </style:style>
    <style:style style:name="P7" style:family="paragraph" style:parent-style-name="Preformatted_20_Text">
      <style:text-properties officeooo:rsid="0018fb6e" officeooo:paragraph-rsid="0018fb6e"/>
    </style:style>
    <style:style style:name="P8" style:family="paragraph" style:parent-style-name="Text_20_body">
      <style:paragraph-properties fo:text-align="center" style:justify-single-word="false"/>
      <style:text-properties officeooo:rsid="00196ed6" officeooo:paragraph-rsid="00196e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cf93"/>
    </style:style>
    <style:style style:name="T3" style:family="text">
      <style:text-properties officeooo:rsid="0018fb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éance3 4è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Le temps file...</text:p>
          </table:table-cell>
          <table:table-cell table:style-name="Tableau1.A1" office:value-type="string">
            <text:p text:style-name="P2">L’enseignant fait…</text:p>
          </table:table-cell>
          <table:table-cell table:style-name="Tableau1.C1" office:value-type="string">
            <text:p text:style-name="P2">Les élèves font…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Rappel de cours</text:p>
            <text:p text:style-name="P5">l’ampèremètre (qu’est-ce que c’est comment ça marche) <text:span text:style-name="T2">+ calibre et balance</text:span>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On commence par les <text:span text:style-name="T1">conversions</text:span></text:p>
          </table:table-cell>
          <table:table-cell table:style-name="Tableau1.C2" office:value-type="string">
            <text:p text:style-name="P4">Lis s’approprie et convertit sur la feuille de conversion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On distribue <text:span text:style-name="T1">point ampèremètre </text:span>pour faire la mesure de l’activité 2, question 5)</text:p>
          </table:table-cell>
          <table:table-cell table:style-name="Tableau1.C2" office:value-type="string">
            <text:p text:style-name="P2">Travaillent en autonomie pour finir l’activité 2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On corrige l’activité 2 tous ensemble</text:p>
          </table:table-cell>
          <table:table-cell table:style-name="Tableau1.C2" office:value-type="string">
            <text:p text:style-name="P2">Correction, participent à l’oral et écrivent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On passe à l’activité 3 que je distribue</text:p>
          </table:table-cell>
          <table:table-cell table:style-name="Tableau1.C2" office:value-type="string">
            <text:p text:style-name="P3">Lire répondre expérimenter 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>Générateur et mesure pour ceux qui finissent trop vite…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4">Correction et bilan <text:span text:style-name="T1">activité 3 partie 1</text:span>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4">On passe à la partie 2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4">On prévois ~8min pour ranger et agenda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6"><text:s/></text:p>
      <text:p text:style-name="P6"><text:span text:style-name="T3">Agenda</text:span></text:p>
      <text:p text:style-name="P7">des conversions :</text:p>
      <text:p text:style-name="P7"/>
      <text:p text:style-name="P7"/>
      <text:p text:style-name="P7">si l’ampèremètre m’affiche 0, … A, je passe au calibre … mA 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17T21:24:51.945542948</dc:date>
    <meta:editing-duration>PT32M24S</meta:editing-duration>
    <meta:editing-cycles>6</meta:editing-cycles>
    <meta:document-statistic meta:table-count="1" meta:image-count="0" meta:object-count="0" meta:page-count="1" meta:paragraph-count="22" meta:word-count="127" meta:character-count="752" meta:non-whitespace-character-count="644"/>
  </office:meta>
</office:document-meta>
</file>